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92b9" officeooo:paragraph-rsid="002092b9"/>
    </style:style>
    <style:style style:name="P2" style:family="paragraph" style:parent-style-name="Standard">
      <style:text-properties officeooo:rsid="0021de40" officeooo:paragraph-rsid="0021de40"/>
    </style:style>
    <style:style style:name="P3" style:family="paragraph" style:parent-style-name="Standard">
      <style:text-properties officeooo:rsid="00236cff" officeooo:paragraph-rsid="00236cff"/>
    </style:style>
    <style:style style:name="P4" style:family="paragraph" style:parent-style-name="Standard">
      <style:text-properties officeooo:rsid="0024f0df" officeooo:paragraph-rsid="0024f0df"/>
    </style:style>
    <style:style style:name="P5" style:family="paragraph" style:parent-style-name="Standard">
      <style:text-properties officeooo:rsid="0025235f" officeooo:paragraph-rsid="0025235f"/>
    </style:style>
    <style:style style:name="T1" style:family="text">
      <style:text-properties style:use-window-font-color="true" style:font-name="Lucida Console" fo:font-size="9pt" style:font-size-asian="9pt"/>
    </style:style>
    <style:style style:name="T2" style:family="text">
      <style:text-properties style:use-window-font-color="true" style:font-name="Lucida Console" fo:font-size="9pt" officeooo:rsid="00236cff" style:font-size-asian="9pt"/>
    </style:style>
    <style:style style:name="T3" style:family="text">
      <style:text-properties style:use-window-font-color="true" style:font-name="Lucida Console" fo:font-size="9pt" officeooo:rsid="0024f0df" style:font-size-asian="9pt"/>
    </style:style>
    <style:style style:name="T4" style:family="text">
      <style:text-properties fo:color="#1ca800" style:font-name="Lucida Console" fo:font-size="9pt" style:font-size-asian="9pt"/>
    </style:style>
    <style:style style:name="T5" style:family="text">
      <style:text-properties officeooo:rsid="0024f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lone <text:a xlink:type="simple" xlink:href="https://github.com/viktor-naidenov-bg/Kontrolno-Vs.git" text:style-name="Internet_20_link" text:visited-style-name="Visited_20_Internet_20_Link">https://github.com/viktor-naidenov-bg/Kontrolno-Vs.git</text:a><text:a xlink:type="simple" xlink:href="https://github.com/viktor-naidenov-bg/Kontrolno-Vs.git-10:35" text:style-name="Internet_20_link" text:visited-style-name="Visited_20_Internet_20_Link"> <text:s text:c="5"/>-10:35</text:a><text:a xlink:type="simple" xlink:href="https://github.com/viktor-naidenov-bg/Kontrolno-Vs.git-10:35,kloniram" text:style-name="Internet_20_link" text:visited-style-name="Visited_20_Internet_20_Link">, kloniram</text:a> si repoto</text:p>
      <text:p text:style-name="P1">git add -A <text:span text:style-name="T5">10:41 – markiram si commitite </text:span></text:p>
      <text:p text:style-name="P1">git status-10:41 – <text:span text:style-name="T5">proverqvam statusa na hranilisteto</text:span></text:p>
      <text:p text:style-name="P1">git commit -m book 10:43 - <text:s/><text:span text:style-name="T5">pravq si commit</text:span></text:p>
      <text:p text:style-name="P1">git push-10:43- <text:span text:style-name="T5">usprastam si lokalniq commit na survura</text:span></text:p>
      <text:p text:style-name="P1"><text:span text:style-name="T1">git checkout -b 2 -10:45 – </text:span><text:span text:style-name="T3">susdavam si branch I se premestvam v nego direkno</text:span></text:p>
      <text:p text:style-name="P2"><text:span text:style-name="T1">git add -A -10:47</text:span></text:p>
      <text:p text:style-name="P2"><text:span text:style-name="T1">git status -10:48</text:span></text:p>
      <text:p text:style-name="P2"><text:span text:style-name="T1"/></text:p>
      <text:p text:style-name="P2"><text:span text:style-name="T1"><text:s/>git commit -m promqna1 -10:49</text:span></text:p>
      <text:p text:style-name="P2"><text:span text:style-name="T1">git push- 10:49</text:span></text:p>
      <text:p text:style-name="P2"><text:span text:style-name="T1"/></text:p>
      <text:p text:style-name="P2"><text:span text:style-name="T1"/></text:p>
      <text:p text:style-name="P2"><text:span text:style-name="T1">git push --set-upstream origin 2- 10:50</text:span></text:p>
      <text:p text:style-name="P2"><text:span text:style-name="T1">git checkout main – 10:50 – </text:span><text:span text:style-name="T3">otivam si v main brancha</text:span></text:p>
      <text:p text:style-name="P2"><text:span text:style-name="T1"/></text:p>
      <text:p text:style-name="P2"><text:span text:style-name="T1">git checkout -b 3 – 10:52</text:span></text:p>
      <text:p text:style-name="P2"><text:span text:style-name="T1">git add -A – 10:54</text:span></text:p>
      <text:p text:style-name="P2"><text:span text:style-name="T1">git commit -m promqna2 – 10:54</text:span></text:p>
      <text:p text:style-name="P2"><text:span text:style-name="T1">git push – 10:55</text:span></text:p>
      <text:p text:style-name="P2"><text:span text:style-name="T1"><text:s/>git push --set-upstream origin 3 – 10:55</text:span></text:p>
      <text:p text:style-name="P2"><text:span text:style-name="T1"/></text:p>
      <text:p text:style-name="P2"><text:span text:style-name="T1"><text:s/>git checkout main – </text:span><text:span text:style-name="T2">10:56</text:span></text:p>
      <text:p text:style-name="P2"><text:span text:style-name="T1"><text:s/></text:span></text:p>
      <text:p text:style-name="P2"><text:span text:style-name="T1">git pull origin main-</text:span><text:span text:style-name="T2">10:59</text:span></text:p>
      <text:p text:style-name="P2"><text:span text:style-name="T2">git checkout 3 – 10:59</text:span></text:p>
      <text:p text:style-name="P2"><text:span text:style-name="T2"/></text:p>
      <text:p text:style-name="P2"><text:span text:style-name="T2">git merge main – 11:00</text:span></text:p>
      <text:p text:style-name="P3"><text:span text:style-name="T1">git status -11:04</text:span></text:p>
      <text:p text:style-name="P3"><text:span text:style-name="T1"><text:s/>git add -A – 11:04</text:span></text:p>
      <text:p text:style-name="P3"><text:span text:style-name="T1"/></text:p>
      <text:p text:style-name="P3"><text:span text:style-name="T1"><text:s/>git commit -m solved – 11:05</text:span></text:p>
      <text:p text:style-name="P3"><text:span text:style-name="T1">git status – 11:05</text:span></text:p>
      <text:p text:style-name="P3"><text:span text:style-name="T1"/></text:p>
      <text:p text:style-name="P3"><text:span text:style-name="T1">git push – 11:05</text:span></text:p>
      <text:p text:style-name="P3"><text:span text:style-name="T1"><text:s/>git checkout main-11:06</text:span></text:p>
      <text:p text:style-name="P4"><text:span text:style-name="T1">git pull – 11:07- izvlicham si promenite ot survura kum lokalnoto hraniliste</text:span></text:p>
      <text:p text:style-name="P4"><text:span text:style-name="T1">gitk – 11:08- gledam si cqlostnata istoriq na hranilisteto</text:span></text:p>
      <text:p text:style-name="P2"><text:span text:style-name="T1"/></text:p>
      <text:p text:style-name="P2"><text:span text:style-name="T4"/></text:p>
      <text:p text:style-name="P5"><text:span text:style-name="T1">advam si tozi fail v hranilisteto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10:14:41.427000000</meta:creation-date>
    <meta:generator>Neat_Office/6.2.8.2$Windows_x86 LibreOffice_project/</meta:generator>
    <dc:date>2025-01-18T11:17:32.101000000</dc:date>
    <meta:editing-duration>PT10M36S</meta:editing-duration>
    <meta:editing-cycles>2</meta:editing-cycles>
    <meta:document-statistic meta:table-count="0" meta:image-count="0" meta:object-count="0" meta:page-count="1" meta:paragraph-count="31" meta:word-count="168" meta:character-count="1051" meta:non-whitespace-character-count="882"/>
  </office:meta>
</office:document-meta>
</file>